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1000001D1EAA2DFA5B4F50E15.png" manifest:media-type="image/png"/>
  <manifest:file-entry manifest:full-path="Pictures/100002010000048E000001EEBCCBFF7E13D70DA8.png" manifest:media-type="image/png"/>
  <manifest:file-entry manifest:full-path="Pictures/100002010000048A000001F8341922B22841EA6B.png" manifest:media-type="image/png"/>
  <manifest:file-entry manifest:full-path="Pictures/1000020100000490000001D299179C3F6FFCAD68.png" manifest:media-type="image/png"/>
  <manifest:file-entry manifest:full-path="Pictures/1000020100000493000001FC4ACA77F0BEFAD6CD.png" manifest:media-type="image/png"/>
  <manifest:file-entry manifest:full-path="Pictures/1000020100000487000001F4424259938E4D13CF.png" manifest:media-type="image/png"/>
  <manifest:file-entry manifest:full-path="Pictures/100002010000048F000001EFEBC755E3E29560EF.png" manifest:media-type="image/png"/>
  <manifest:file-entry manifest:full-path="Pictures/1000020100000486000001F3FF0510A0589DD946.png" manifest:media-type="image/png"/>
  <manifest:file-entry manifest:full-path="Pictures/1000020100000494000001DA97A7728FCC7AB5D0.png" manifest:media-type="image/png"/>
  <manifest:file-entry manifest:full-path="Pictures/100002010000039B0000015D138072CC67D7D6FB.png" manifest:media-type="image/png"/>
  <manifest:file-entry manifest:full-path="Pictures/1000020100000250000000644292DF11F21B8C67.png" manifest:media-type="image/png"/>
  <manifest:file-entry manifest:full-path="Pictures/100002010000047B000002863A161EC29E7AD948.png" manifest:media-type="image/png"/>
  <manifest:file-entry manifest:full-path="Pictures/10000201000002DE000000E66BAD259C025A3A91.png" manifest:media-type="image/png"/>
  <manifest:file-entry manifest:full-path="Pictures/100002010000022D000000DE0400CAE3257C22A4.png" manifest:media-type="image/png"/>
  <manifest:file-entry manifest:full-path="Pictures/100002010000044300000274F611916AEDDA7810.png" manifest:media-type="image/png"/>
  <manifest:file-entry manifest:full-path="Pictures/1000020100000274000000569A94B4B6A1B6C95C.png" manifest:media-type="image/png"/>
  <manifest:file-entry manifest:full-path="Pictures/10000201000002790000005487F0068937483A22.png" manifest:media-type="image/png"/>
  <manifest:file-entry manifest:full-path="Pictures/1000020100000147000000577452D9DDA259AF7C.png" manifest:media-type="image/png"/>
  <manifest:file-entry manifest:full-path="Pictures/100002010000026C00000054E2E01C531F86E30E.png" manifest:media-type="image/png"/>
  <manifest:file-entry manifest:full-path="Pictures/1000020100000490000001EE720C6ABF5BB3B7DD.png" manifest:media-type="image/png"/>
  <manifest:file-entry manifest:full-path="Pictures/100002010000049B000001E87BA84CA42763F808.png" manifest:media-type="image/png"/>
  <manifest:file-entry manifest:full-path="Pictures/100002010000020A00000167A7A4D47F23363BDA.png" manifest:media-type="image/png"/>
  <manifest:file-entry manifest:full-path="Pictures/10000201000003BB00000055656BED35FC498356.png" manifest:media-type="image/png"/>
  <manifest:file-entry manifest:full-path="Pictures/10000201000002240000004D11F1D00D9957B07F.png" manifest:media-type="image/png"/>
  <manifest:file-entry manifest:full-path="Pictures/1000020100000493000000524731CB8DB6E8B174.png" manifest:media-type="image/png"/>
  <manifest:file-entry manifest:full-path="Pictures/100002010000027A000000546555C2AA94396AE9.png" manifest:media-type="image/png"/>
  <manifest:file-entry manifest:full-path="Pictures/100002010000028D000000552823992B7A7E5E5D.png" manifest:media-type="image/png"/>
  <manifest:file-entry manifest:full-path="Pictures/100002010000026F0000004BE92EBE959D8C50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1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 style:text-autospace="none"/>
      <style:text-properties fo:color="#808080" style:font-name="JetBrains Mono" fo:font-size="10pt" fo:font-weight="bold" style:font-name-asian="JetBrains Mono" style:font-size-asian="10pt" style:font-name-complex="JetBrains Mono" style:font-size-complex="10pt"/>
    </style:style>
    <style:style style:name="T1" style:family="text">
      <style:text-properties fo:font-variant="normal" fo:text-transform="none" fo:color="#808080" style:text-outline="false" style:text-line-through-style="none" style:text-line-through-type="none" style:font-name="JetBrains Mono" fo:font-size="18pt" fo:font-style="normal" fo:text-shadow="none" style:text-underline-style="none" style:letter-kerning="true" fo:background-color="transparent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draw:style-name="gr1" draw:text-style-name="P1" draw:layer="layout" svg:width="27.964cm" svg:height="15.749cm" svg:x="0.062cm" svg:y="0.007cm">
          <draw:image xlink:href="Pictures/100002010000047B000002863A161EC29E7AD9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1" draw:text-style-name="P1" draw:layer="layout" svg:width="27.36cm" svg:height="15.749cm" svg:x="0.364cm" svg:y="0.007cm">
          <draw:image xlink:href="Pictures/100002010000044300000274F611916AEDDA781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" draw:text-style-name="P1" draw:layer="layout" svg:width="8.651cm" svg:height="2.301cm" svg:x="1.2cm" svg:y="1cm">
          <draw:image xlink:href="Pictures/1000020100000147000000577452D9DDA259AF7C.png" xlink:type="simple" xlink:show="embed" xlink:actuate="onLoad" loext:mime-type="image/png">
            <text:p/>
          </draw:image>
        </draw:frame>
        <draw:frame draw:style-name="gr1" draw:text-style-name="P1" draw:layer="layout" svg:width="16.615cm" svg:height="2.274cm" svg:x="1.185cm" svg:y="3.526cm">
          <draw:image xlink:href="Pictures/1000020100000274000000569A94B4B6A1B6C95C.png" xlink:type="simple" xlink:show="embed" xlink:actuate="onLoad" loext:mime-type="image/png">
            <text:p/>
          </draw:image>
        </draw:frame>
        <draw:frame draw:style-name="gr1" draw:text-style-name="P1" draw:layer="layout" svg:width="16.403cm" svg:height="2.222cm" svg:x="1.2cm" svg:y="6.178cm">
          <draw:image xlink:href="Pictures/100002010000026C00000054E2E01C531F86E30E.png" xlink:type="simple" xlink:show="embed" xlink:actuate="onLoad" loext:mime-type="image/png">
            <text:p/>
          </draw:image>
        </draw:frame>
        <draw:frame draw:style-name="gr1" draw:text-style-name="P1" draw:layer="layout" svg:width="25.267cm" svg:height="2.248cm" svg:x="1.107cm" svg:y="8.84cm">
          <draw:image xlink:href="Pictures/10000201000003BB00000055656BED35FC498356.png" xlink:type="simple" xlink:show="embed" xlink:actuate="onLoad" loext:mime-type="image/png">
            <text:p/>
          </draw:image>
        </draw:frame>
        <draw:frame draw:style-name="gr1" draw:text-style-name="P1" draw:layer="layout" svg:width="26.8cm" svg:height="1.876cm" svg:x="0.4cm" svg:y="11.6cm">
          <draw:image xlink:href="Pictures/1000020100000493000000524731CB8DB6E8B17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" draw:text-style-name="P1" draw:layer="layout" svg:width="14.498cm" svg:height="2.036cm" svg:x="1.2cm" svg:y="1.364cm">
          <draw:image xlink:href="Pictures/10000201000002240000004D11F1D00D9957B07F.png" xlink:type="simple" xlink:show="embed" xlink:actuate="onLoad" loext:mime-type="image/png">
            <text:p/>
          </draw:image>
        </draw:frame>
        <draw:frame draw:style-name="gr1" draw:text-style-name="P1" draw:layer="layout" svg:width="19.419cm" svg:height="6.084cm" svg:x="1.2cm" svg:y="3.8cm">
          <draw:image xlink:href="Pictures/10000201000002DE000000E66BAD259C025A3A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" draw:text-style-name="P1" draw:layer="layout" svg:width="14.736cm" svg:height="5.873cm" svg:x="1cm" svg:y="1.127cm">
          <draw:image xlink:href="Pictures/100002010000022D000000DE0400CAE3257C22A4.png" xlink:type="simple" xlink:show="embed" xlink:actuate="onLoad" loext:mime-type="image/png">
            <text:p/>
          </draw:image>
        </draw:frame>
        <draw:frame draw:style-name="gr1" draw:text-style-name="P1" draw:layer="layout" svg:width="17.276cm" svg:height="2.248cm" svg:x="1cm" svg:y="7.552cm">
          <draw:image xlink:href="Pictures/100002010000028D000000552823992B7A7E5E5D.png" xlink:type="simple" xlink:show="embed" xlink:actuate="onLoad" loext:mime-type="image/png">
            <text:p/>
          </draw:image>
        </draw:frame>
        <draw:frame draw:style-name="gr1" draw:text-style-name="P1" draw:layer="layout" svg:width="16.483cm" svg:height="1.983cm" svg:x="0.917cm" svg:y="10.617cm">
          <draw:image xlink:href="Pictures/100002010000026F0000004BE92EBE959D8C50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1" draw:text-style-name="P1" draw:layer="layout" svg:width="16.774cm" svg:height="2.222cm" svg:x="0.8cm" svg:y="1.2cm">
          <draw:image xlink:href="Pictures/100002010000027A000000546555C2AA94396AE9.png" xlink:type="simple" xlink:show="embed" xlink:actuate="onLoad" loext:mime-type="image/png">
            <text:p/>
          </draw:image>
        </draw:frame>
        <draw:frame draw:style-name="gr1" draw:text-style-name="P1" draw:layer="layout" svg:width="16.747cm" svg:height="2.222cm" svg:x="0.8cm" svg:y="3.6cm">
          <draw:image xlink:href="Pictures/10000201000002790000005487F0068937483A22.png" xlink:type="simple" xlink:show="embed" xlink:actuate="onLoad" loext:mime-type="image/png">
            <text:p/>
          </draw:image>
        </draw:frame>
        <draw:frame draw:style-name="gr1" draw:text-style-name="P1" draw:layer="layout" svg:width="15.662cm" svg:height="2.645cm" svg:x="0.8cm" svg:y="6cm">
          <draw:image xlink:href="Pictures/1000020100000250000000644292DF11F21B8C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2" draw:text-style-name="P3" draw:layer="layout" svg:width="20.6cm" svg:height="1.572cm" svg:x="4cm" svg:y="0.628cm" presentation:class="title" presentation:user-transformed="true">
          <draw:text-box>
            <text:p text:style-name="P3"><text:span text:style-name="T1">Exemplo de operação encadeada</text:span></text:p>
          </draw:text-box>
        </draw:frame>
        <draw:frame draw:style-name="gr1" draw:text-style-name="P1" draw:layer="layout" svg:width="15.656cm" svg:height="5.919cm" svg:x="1.2cm" svg:y="2cm">
          <draw:image xlink:href="Pictures/100002010000039B0000015D138072CC67D7D6FB.png" xlink:type="simple" xlink:show="embed" xlink:actuate="onLoad" loext:mime-type="image/png">
            <text:p/>
          </draw:image>
        </draw:frame>
        <draw:frame draw:style-name="gr1" draw:text-style-name="P1" draw:layer="layout" svg:width="10.61cm" svg:height="7.297cm" svg:x="14.8cm" svg:y="7.6cm">
          <draw:image xlink:href="Pictures/100002010000020A00000167A7A4D47F23363B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1" draw:text-style-name="P1" draw:layer="layout" svg:width="27.999cm" svg:height="12.064cm" svg:x="0.044cm" svg:y="1.85cm">
          <draw:image xlink:href="Pictures/1000020100000486000001F3FF0510A0589DD9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1" draw:text-style-name="P1" draw:layer="layout" svg:width="27.999cm" svg:height="11.875cm" svg:x="0.044cm" svg:y="1.944cm">
          <draw:image xlink:href="Pictures/100002010000048F000001EFEBC755E3E29560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1" draw:text-style-name="P1" draw:layer="layout" svg:width="27.999cm" svg:height="11.323cm" svg:x="0.044cm" svg:y="2.22cm">
          <draw:image xlink:href="Pictures/1000020100000494000001DA97A7728FCC7AB5D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1" draw:text-style-name="P1" draw:layer="layout" svg:width="27.999cm" svg:height="11.588cm" svg:x="0.044cm" svg:y="2.088cm">
          <draw:image xlink:href="Pictures/100002010000049B000001E87BA84CA42763F8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1" draw:text-style-name="P1" draw:layer="layout" svg:width="27.999cm" svg:height="12.145cm" svg:x="0.044cm" svg:y="1.809cm">
          <draw:image xlink:href="Pictures/1000020100000493000001FC4ACA77F0BEFAD6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1" draw:text-style-name="P1" draw:layer="layout" svg:width="27.999cm" svg:height="12.078cm" svg:x="0.044cm" svg:y="1.843cm">
          <draw:image xlink:href="Pictures/1000020100000487000001F4424259938E4D13C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style-name="gr1" draw:text-style-name="P1" draw:layer="layout" svg:width="27.999cm" svg:height="11.841cm" svg:x="0.044cm" svg:y="1.961cm">
          <draw:image xlink:href="Pictures/1000020100000490000001EE720C6ABF5BB3B7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" draw:text-style-name="P1" draw:layer="layout" svg:width="27.999cm" svg:height="11.17cm" svg:x="0.044cm" svg:y="2.297cm">
          <draw:image xlink:href="Pictures/1000020100000490000001D299179C3F6FFCAD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1" draw:text-style-name="P1" draw:layer="layout" svg:width="27.999cm" svg:height="12.143cm" svg:x="0.044cm" svg:y="1.81cm">
          <draw:image xlink:href="Pictures/100002010000048A000001F8341922B22841EA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1" draw:text-style-name="P1" draw:layer="layout" svg:width="27.999cm" svg:height="11.861cm" svg:x="0.044cm" svg:y="1.951cm">
          <draw:image xlink:href="Pictures/100002010000048E000001EEBCCBFF7E13D70D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frame draw:style-name="gr1" draw:text-style-name="P1" draw:layer="layout" svg:width="27.999cm" svg:height="11.136cm" svg:x="0.044cm" svg:y="2.314cm">
          <draw:image xlink:href="Pictures/1000020100000491000001D1EAA2DFA5B4F50E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00:55:52.436733427</meta:creation-date>
    <dc:date>2021-03-07T02:38:16.003813919</dc:date>
    <meta:editing-duration>PT32M12S</meta:editing-duration>
    <meta:editing-cycles>3</meta:editing-cycles>
    <meta:generator>LibreOffice/6.4.6.2$Linux_X86_64 LibreOffice_project/40$Build-2</meta:generator>
    <meta:document-statistic meta:object-count="86"/>
  </office:meta>
</office:document-meta>
</file>